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22H04M47.774051S" calcext:value-type="time">
            <text:p>1722:0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2H50M32.834S" calcext:value-type="time">
            <text:p>12:50 PM</text:p>
          </table:table-cell>
          <table:table-cell table:style-name="ce18" table:formula="of:=IF([.C341]-[.B341] &gt; 0; [.C341]-[.B341]; 0)" office:value-type="time" office:time-value="PT04H40M49.81S" calcext:value-type="time">
            <text:p>04:4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4H40M49.81S" calcext:value-type="time">
            <text:p>04:40</text:p>
          </table:table-cell>
          <table:table-cell table:style-name="ce24"/>
          <table:table-cell table:style-name="ce30" office:value-type="string" calcext:value-type="string">
            <text:p>Aseprite investigation, spring SFX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37H29M25.017S" calcext:value-type="time">
            <text:p>37: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 style:data-style-name="N2" text:time-value="11:18:52.2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3T12:20:39.956000000</dc:date>
    <meta:editing-duration>P77DT21M54S</meta:editing-duration>
    <meta:editing-cycles>2024</meta:editing-cycles>
    <meta:generator>LibreOffice/7.2.6.2$Windows_X86_64 LibreOffice_project/b0ec3a565991f7569a5a7f5d24fed7f52653d754</meta:generator>
    <dc:creator>Benjamin Laws</dc:creator>
    <meta:document-statistic meta:table-count="2" meta:cell-count="2518" meta:object-count="0"/>
  </office:meta>
</office:document-meta>
</file>